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paragraph-rsid="00028fd5" fo:background-color="#ffff00"/>
    </style:style>
    <style:style style:name="P3" style:family="paragraph" style:parent-style-name="Standard">
      <style:text-properties officeooo:paragraph-rsid="00028fd5" fo:background-color="transparent"/>
    </style:style>
    <style:style style:name="P4" style:family="paragraph" style:parent-style-name="Standard">
      <style:text-properties officeooo:paragraph-rsid="000a98de" fo:background-color="transparent"/>
    </style:style>
    <style:style style:name="T1" style:family="text">
      <style:text-properties officeooo:rsid="00028fd5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44a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mpudia@ampudia-VirtualBox:~$ cd DelphesTutorial</text:p>
      <text:p text:style-name="Standard">ampudia@ampudia-VirtualBox:~/DelphesTutorial$ cd delphes</text:p>
      <text:p text:style-name="Standard">ampudia@ampudia-VirtualBox:~/DelphesTutorial/delphes$ root -l out_pp_zp_ww.root</text:p>
      <text:p text:style-name="Standard"/>
      <text:p text:style-name="Standard"/>
      <text:p text:style-name="Standard">root [6] _file0-&gt;ls()</text:p>
      <text:p text:style-name="P1">TFile**<text:tab/><text:tab/>out_pp_zp_ww.root<text:tab/></text:p>
      <text:p text:style-name="P1"><text:s/>TFile*<text:tab/><text:tab/>out_pp_zp_ww.root<text:tab/></text:p>
      <text:p text:style-name="P1"><text:s text:c="2"/>OBJ: TTree<text:tab/>Delphes<text:tab/>Analysis tree : 0 at: 0x55ace6257380</text:p>
      <text:p text:style-name="P1"><text:s text:c="2"/>KEY: TProcessID<text:tab/>ProcessID0;1<text:tab/>7908500c-978c-11ed-acb9-0f02000abeef</text:p>
      <text:p text:style-name="P1"><text:s text:c="2"/>KEY: TTree<text:tab/>Delphes;1<text:tab/>Analysis tree</text:p>
      <text:p text:style-name="P1"/>
      <text:p text:style-name="P1"/>
      <text:p text:style-name="P1"/>
      <text:p text:style-name="P3">root [7] Delphes→Print() <text:s text:c="9"/>//”<text:span text:style-name="T1">Delphes” is the Ttree within the file that was imported</text:span></text:p>
      <text:p text:style-name="P3">// <text:span text:style-name="T1">you should get a huge text with all the branches of the Ttree</text:span></text:p>
      <text:p text:style-name="P3"/>
      <text:p text:style-name="P3"/>
      <text:p text:style-name="P3">root [10] Delphes→Scan("MissingET.MET") //<text:span text:style-name="T1">Scan is to print but in the terminal</text:span></text:p>
      <text:p text:style-name="P2">***********************************</text:p>
      <text:p text:style-name="P2">* <text:s text:c="3"/>Row <text:s text:c="2"/>* Instance * MissingET *</text:p>
      <text:p text:style-name="P2">***********************************</text:p>
      <text:p text:style-name="P2">* <text:s text:c="7"/>0 * <text:s text:c="7"/>0 * 475.61563 *</text:p>
      <text:p text:style-name="P2">* <text:s text:c="7"/>1 * <text:s text:c="7"/>0 * 711.05304 *</text:p>
      <text:p text:style-name="P2">* <text:s text:c="7"/>2 * <text:s text:c="7"/>0 * 36.142437 *</text:p>
      <text:p text:style-name="P2">* <text:s text:c="7"/>3 * <text:s text:c="7"/>0 * 142.54429 *</text:p>
      <text:p text:style-name="P2">* <text:s text:c="7"/>4 * <text:s text:c="7"/>0 * 613.79986 *</text:p>
      <text:p text:style-name="P2">* <text:s text:c="7"/>5 * <text:s text:c="7"/>0 * 19.352621 *</text:p>
      <text:p text:style-name="P2">* <text:s text:c="7"/>6 * <text:s text:c="7"/>0 * 20.983562 *</text:p>
      <text:p text:style-name="P2">* <text:s text:c="7"/>7 * <text:s text:c="7"/>0 * 453.43148 *</text:p>
      <text:p text:style-name="P2">* <text:s text:c="7"/>8 * <text:s text:c="7"/>0 * 377.21081 *</text:p>
      <text:p text:style-name="P2">* <text:s text:c="7"/>9 * <text:s text:c="7"/>0 * 222.87463 *</text:p>
      <text:p text:style-name="P2">* <text:s text:c="6"/>10 * <text:s text:c="7"/>0 * 312.33206 *</text:p>
      <text:p text:style-name="P2">* <text:s text:c="6"/>11 * <text:s text:c="7"/>0 * 163.38679 *</text:p>
      <text:p text:style-name="P2">* <text:s text:c="6"/>12 * <text:s text:c="7"/>0 * 231.64070 *</text:p>
      <text:p text:style-name="P2">* <text:s text:c="6"/>13 * <text:s text:c="7"/>0 * 198.91041 *</text:p>
      <text:p text:style-name="P2">* <text:s text:c="6"/>14 * <text:s text:c="7"/>0 * 1168.0565 *</text:p>
      <text:p text:style-name="P2">* <text:s text:c="6"/>15 * <text:s text:c="7"/>0 * 156.77168 *</text:p>
      <text:p text:style-name="P2">* <text:s text:c="6"/>16 * <text:s text:c="7"/>0 * 129.28256 *</text:p>
      <text:p text:style-name="P2">* <text:s text:c="6"/>17 * <text:s text:c="7"/>0 * 1168.3183 *</text:p>
      <text:p text:style-name="P2">* <text:s text:c="6"/>18 * <text:s text:c="7"/>0 * 91.494438 *</text:p>
      <text:p text:style-name="P2">* <text:s text:c="6"/>19 * <text:s text:c="7"/>0 * 493.10345 *</text:p>
      <text:p text:style-name="P2">* <text:s text:c="6"/>20 * <text:s text:c="7"/>0 * 490.23071 *</text:p>
      <text:p text:style-name="P2">* <text:s text:c="6"/>21 * <text:s text:c="7"/>0 * 138.25051 *</text:p>
      <text:p text:style-name="P2">* <text:s text:c="6"/>22 * <text:s text:c="7"/>0 * 473.86080 *</text:p>
      <text:p text:style-name="P2">* <text:s text:c="6"/>23 * <text:s text:c="7"/>0 * 66.022552 *</text:p>
      <text:p text:style-name="P2">* <text:s text:c="6"/>24 * <text:s text:c="7"/>0 * 371.39059 *</text:p>
      <text:p text:style-name="P3"><text:span text:style-name="T2">Type &lt;CR&gt; to continue or q to quit ==&gt;</text:span> q</text:p>
      <text:p text:style-name="P3"/>
      <text:p text:style-name="P3"><text:soft-page-break/></text:p>
      <text:p text:style-name="P4">c = new TCanvas("c")</text:p>
      <text:p text:style-name="P3">(TCanvas *) @0x7fffc4c482b8</text:p>
      <text:p text:style-name="P3">root [15] Delphes-&gt;Draw("MissingET.MET")</text:p>
      <text:p text:style-name="P3">root [16] Delphes→Print()</text:p>
      <text:p text:style-name="P3"/>
      <text:p text:style-name="P3">root [17] Delphes→MakeClass("GammaGammaAnalysis") //<text:span text:style-name="T3">create .h and .c files for analysis (created in the directory where you are)</text:span></text:p>
      <text:p text:style-name="P2">Info in &lt;TTreePlayer::MakeClass&gt;: Files: GammaGammaAnalysis.h and GammaGammaAnalysis.C generated from TTree: Delphes</text:p>
      <text:p text:style-name="P2">(int) 0</text:p>
      <text:p text:style-name="P2"/>
      <text:p text:style-name="P2"/>
      <text:p text:style-name="P3">//<text:span text:style-name="T3">Edit the .c file and write your code there (in the loop that goes through every event)</text:span></text:p>
      <text:p text:style-name="P2"/>
      <text:p text:style-name="P3">root [18] .q</text:p>
      <text:p text:style-name="P3">ampudia@ampudia-VirtualBox:~/DelphesTutorial/delphes$ root</text:p>
      <text:p text:style-name="P3"><text:s text:c="2"/><text:span text:style-name="T2"><text:s/>------------------------------------------------------------------</text:span></text:p>
      <text:p text:style-name="P2"><text:s text:c="2"/>| Welcome to ROOT 6.26/10 <text:s text:c="23"/>https://root.cern |</text:p>
      <text:p text:style-name="P2"><text:s text:c="2"/>| (c) 1995-2021, The ROOT Team; conception: R. Brun, F. Rademakers |</text:p>
      <text:p text:style-name="P2"><text:s text:c="2"/>| Built for linuxx8664gcc on Nov 16 2022, 10:42:54 <text:s text:c="16"/>|</text:p>
      <text:p text:style-name="P2"><text:s text:c="2"/>| From tags/v6-26-10@v6-26-10 <text:s text:c="37"/>|</text:p>
      <text:p text:style-name="P2"><text:s text:c="2"/>| With c++ (Ubuntu 11.3.0-1ubuntu1~22.04) 11.3.0 <text:s text:c="18"/>|</text:p>
      <text:p text:style-name="P2"><text:s text:c="2"/>| Try '.help', '.demo', '.license', '.credits', '.quit'/'.q' <text:s text:c="6"/>|</text:p>
      <text:p text:style-name="P2"><text:s text:c="3"/>------------------------------------------------------------------</text:p>
      <text:p text:style-name="P2"/>
      <text:p text:style-name="P3">root [0] .L GammaGammaAnalysis.C <text:s/>//<text:span text:style-name="T3">run the .c file and see what your code does (e.g. plot something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4:52:15.824959033</meta:creation-date>
    <dc:date>2023-06-19T23:02:02.631401157</dc:date>
    <meta:editing-duration>PT3H22M1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60" meta:word-count="399" meta:character-count="2852" meta:non-whitespace-character-count="2034"/>
  </office:meta>
</office:document-meta>
</file>